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erceptorForward.InterceptorForward( URI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ceptorForward.InterceptorForward(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ceptorForward.InterceptorForward( ActionForward originalForward , ServletContext servletContext , PageFlowController pageFlow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terceptorForward.InterceptorForward( URI uri , boolean redir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ceptorForward.rehydrateRequest(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nterceptorForward.InterceptorForward( String path , boolean redir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ceptorForward.InterceptorForward( Forward originalForwa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ceptorForward.InterceptorForward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